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pLiberation Serif" svg:font-family="'pLiberation Serif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pLiberation Serif" officeooo:rsid="000bcafc" officeooo:paragraph-rsid="000bcafc" style:font-size-asian="10.5pt"/>
    </style:style>
    <style:style style:name="P2" style:family="paragraph" style:parent-style-name="Standard">
      <style:text-properties style:font-name="pLiberation Serif" officeooo:rsid="000cea3a" officeooo:paragraph-rsid="000cea3a" style:font-size-asian="10.5pt"/>
    </style:style>
    <style:style style:name="P3" style:family="paragraph" style:parent-style-name="Text_20_body">
      <style:text-properties officeooo:rsid="000cea3a" officeooo:paragraph-rsid="000cea3a"/>
    </style:style>
    <style:style style:name="P4" style:family="paragraph" style:parent-style-name="Standard" style:list-style-name="L2">
      <style:text-properties style:font-name="pLiberation Serif" officeooo:rsid="000ef5b4" officeooo:paragraph-rsid="000ef5b4" style:font-size-asian="10.5pt"/>
    </style:style>
    <style:style style:name="P5" style:family="paragraph" style:parent-style-name="Standard" style:list-style-name="L2">
      <style:text-properties style:font-name="pLiberation Serif" officeooo:rsid="000cea3a" officeooo:paragraph-rsid="000cea3a" style:font-size-asian="10.5pt"/>
    </style:style>
    <style:style style:name="P6" style:family="paragraph" style:parent-style-name="Standard" style:list-style-name="L2">
      <style:text-properties style:font-name="pLiberation Serif" officeooo:rsid="001076ec" officeooo:paragraph-rsid="001076ec" style:font-size-asian="10.5pt"/>
    </style:style>
    <style:style style:name="P7" style:family="paragraph" style:parent-style-name="Text_20_body" style:list-style-name="L1">
      <style:text-properties officeooo:rsid="000b416d" officeooo:paragraph-rsid="000cea3a"/>
    </style:style>
    <style:style style:name="P8" style:family="paragraph" style:parent-style-name="Text_20_body" style:list-style-name="L1">
      <style:text-properties officeooo:rsid="000cea3a" officeooo:paragraph-rsid="000cea3a"/>
    </style:style>
    <style:style style:name="T1" style:family="text">
      <style:text-properties officeooo:rsid="000cea3a"/>
    </style:style>
    <style:style style:name="T2" style:family="text">
      <style:text-properties officeooo:rsid="0012448c"/>
    </style:style>
    <style:style style:name="T3" style:family="text">
      <style:text-properties officeooo:rsid="0012bb48"/>
    </style:style>
    <style:style style:name="T4" style:family="text">
      <style:text-properties officeooo:rsid="0012ff9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list xml:id="list7378260703556085312" text:style-name="L1">
        <text:list-item>
          <text:p text:style-name="P7">Scen<text:span text:style-name="T1">a</text:span>riusze użycia</text:p>
        </text:list-item>
        <text:list-item>
          <text:p text:style-name="P7">Potrzeby</text:p>
        </text:list-item>
        <text:list-item>
          <text:p text:style-name="P7">Historyjki użytkownik<text:span text:style-name="T1">a</text:span></text:p>
        </text:list-item>
        <text:list-item>
          <text:p text:style-name="P8">Przypadki użycia dla tej potrzeby</text:p>
        </text:list-item>
      </text:list>
      <text:p text:style-name="P3"/>
      <text:p text:style-name="P1">1. <text:span text:style-name="T2">Firma Ypsilon chce wysłać pracowników na szkolenie. Interesuje ją także możliwość stworzenia nowego kursu zgodnego z jej potrzebami. </text:span></text:p>
      <text:p text:style-name="P1"/>
      <text:p text:style-name="P1">2. <text:span text:style-name="T2">Uzyskanie informacji o prowadzonych kursach oraz wysłanie zapytania ofertowego</text:span></text:p>
      <text:p text:style-name="P1"/>
      <text:p text:style-name="P2">3. Jako <text:span text:style-name="T2">firma chciałbym skorzystać z oferty szkoleniowej PJWSTK lub złożyć zamówienie na kurs którego nie ma w ofercie PJATK</text:span></text:p>
      <text:p text:style-name="P2"/>
      <text:p text:style-name="P2">4.</text:p>
      <text:list xml:id="list6922753707224044613" text:style-name="L2">
        <text:list-item>
          <text:p text:style-name="P4">założenie konta <text:span text:style-name="T3">firmowego</text:span></text:p>
        </text:list-item>
        <text:list-item>
          <text:p text:style-name="P4">weryfikacja konta</text:p>
        </text:list-item>
        <text:list-item>
          <text:p text:style-name="P4">edycja konta</text:p>
        </text:list-item>
        <text:list-item>
          <text:p text:style-name="P4">wysłanie zapytania </text:p>
        </text:list-item>
        <text:list-item>
          <text:p text:style-name="P5">przeglądanie listy kursów</text:p>
        </text:list-item>
        <text:list-item>
          <text:p text:style-name="P5">przeglądanie szczegółowych informacji o kursie</text:p>
        </text:list-item>
        <text:list-item>
          <text:p text:style-name="P6">za<text:span text:style-name="T4">łożenie grupy</text:span></text:p>
        </text:list-item>
        <text:list-item>
          <text:p text:style-name="P6">rezygnacja z kursu</text:p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pLiberation Serif" svg:font-family="'pLiberation Serif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2:25:23.662659832</meta:creation-date>
    <dc:date>2017-12-06T16:36:28.463329368</dc:date>
    <meta:editing-duration>PT40M1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94" meta:character-count="617" meta:non-whitespace-character-count="549"/>
  </office:meta>
</office:document-meta>
</file>